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38000001F0E2015B4E091E8B1C.png" manifest:media-type="image/png"/>
  <manifest:file-entry manifest:full-path="Pictures/10000201000006660000029FA7B2BB8A89CB08B5.png" manifest:media-type="image/png"/>
  <manifest:file-entry manifest:full-path="Pictures/1000020100000454000001423E330D0231469FB4.png" manifest:media-type="image/png"/>
  <manifest:file-entry manifest:full-path="Pictures/10000201000007750000028C56ED0A29BE88769A.png" manifest:media-type="image/png"/>
  <manifest:file-entry manifest:full-path="Pictures/10000201000002EF0000037169BDB555FA9620B5.png" manifest:media-type="image/png"/>
  <manifest:file-entry manifest:full-path="Pictures/100002010000023600000258E6F7930B9C9D9DA4.png" manifest:media-type="image/png"/>
  <manifest:file-entry manifest:full-path="Pictures/100002010000054B000002B4A50DB6B9261DA0F1.png" manifest:media-type="image/png"/>
  <manifest:file-entry manifest:full-path="Pictures/10000201000005210000026AD154888AAD57DE99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4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3" style:family="text">
      <style:text-properties fo:font-variant="normal" fo:text-transform="none" fo:color="#0097a7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etaMaskでThirdwebにログイン" draw:style-name="dp1" draw:master-page-name="TITLE_5f_AND_5f_BODY" presentation:presentation-page-layout-name="AL1T1">
        <draw:frame draw:name="Google Shape;54;p13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etaMask</text:span><text:span text:style-name="T1">で</text:span><text:span text:style-name="T1">Thirdweb</text:span><text:span text:style-name="T1">にログイン</text:span></text:p>
          </draw:text-box>
        </draw:frame>
        <draw:frame draw:name="Google Shape;55;p13" presentation:style-name="pr2" draw:text-style-name="P4" draw:layer="layout" svg:width="23.667cm" svg:height="9.489cm" svg:x="0.866cm" svg:y="3.201cm" presentation:class="outline" presentation:user-transformed="true">
          <draw:text-box>
            <text:p text:style-name="P3"><text:span text:style-name="T2">https://thirdweb.com/login</text:span></text:p>
          </draw:text-box>
        </draw:frame>
        <presentation:notes draw:style-name="dp2">
          <draw:page-thumbnail draw:name="Google Shape;51;g36be9104cd8_0_0:notes" draw:style-name="gr1" draw:layer="layout" svg:width="16.932cm" svg:height="9.524cm" svg:x="1.059cm" svg:y="1.905cm" draw:page-number="1" presentation:class="page"/>
          <draw:frame draw:name="Google Shape;52;g36be9104cd8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アカウントを作成" draw:style-name="dp1" draw:master-page-name="TITLE_5f_AND_5f_BODY" presentation:presentation-page-layout-name="AL1T1">
        <draw:frame draw:name="Google Shape;60;p14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アカウントを作成</text:span></text:p>
          </draw:text-box>
        </draw:frame>
        <draw:frame draw:name="Google Shape;61;p14" presentation:style-name="pr4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2;p14" draw:style-name="gr2" draw:text-style-name="P7" draw:layer="layout" svg:width="20.161cm" svg:height="9.489cm" svg:x="0.7cm" svg:y="3.419cm">
          <draw:image xlink:href="Pictures/10000201000005210000026AD154888AAD57DE99.png" xlink:type="simple" xlink:show="embed" xlink:actuate="onLoad">
            <text:p/>
          </draw:image>
        </draw:frame>
        <presentation:notes draw:style-name="dp2">
          <draw:page-thumbnail draw:name="Google Shape;57;g36be9104cd8_0_6:notes" draw:style-name="gr1" draw:layer="layout" svg:width="16.932cm" svg:height="9.524cm" svg:x="1.059cm" svg:y="1.905cm" draw:page-number="2" presentation:class="page"/>
          <draw:frame draw:name="Google Shape;58;g36be9104cd8_0_6:notes" presentation:style-name="pr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プロジェクト作成" draw:style-name="dp1" draw:master-page-name="TITLE_5f_AND_5f_BODY" presentation:presentation-page-layout-name="AL1T1">
        <draw:frame draw:name="Google Shape;67;p15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プロジェクト作成</text:span></text:p>
          </draw:text-box>
        </draw:frame>
        <draw:frame draw:name="Google Shape;68;p15" presentation:style-name="pr6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9;p15" draw:style-name="gr2" draw:text-style-name="P7" draw:layer="layout" svg:width="13.654cm" svg:height="6.972cm" svg:x="-0.615cm" svg:y="4.813cm">
          <draw:image xlink:href="Pictures/100002010000054B000002B4A50DB6B9261DA0F1.png" xlink:type="simple" xlink:show="embed" xlink:actuate="onLoad">
            <text:p/>
          </draw:image>
        </draw:frame>
        <draw:frame draw:name="Google Shape;70;p15" draw:style-name="gr2" draw:text-style-name="P7" draw:layer="layout" svg:width="10.237cm" svg:height="10.852cm" svg:x="14.423cm" svg:y="3.201cm">
          <draw:image xlink:href="Pictures/100002010000023600000258E6F7930B9C9D9DA4.png" xlink:type="simple" xlink:show="embed" xlink:actuate="onLoad">
            <text:p/>
          </draw:image>
        </draw:frame>
        <presentation:notes draw:style-name="dp2">
          <draw:page-thumbnail draw:name="Google Shape;64;g36be9104cd8_0_12:notes" draw:style-name="gr1" draw:layer="layout" svg:width="16.932cm" svg:height="9.524cm" svg:x="1.059cm" svg:y="1.905cm" draw:page-number="3" presentation:class="page"/>
          <draw:frame draw:name="Google Shape;65;g36be9104cd8_0_12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コントラクトデプロイに進む" draw:style-name="dp1" draw:master-page-name="TITLE_5f_AND_5f_BODY" presentation:presentation-page-layout-name="AL1T1">
        <draw:frame draw:name="Google Shape;75;p16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コントラクトデプロイに進む</text:span></text:p>
          </draw:text-box>
        </draw:frame>
        <draw:frame draw:name="Google Shape;76;p16" presentation:style-name="pr8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7;p16" draw:style-name="gr2" draw:text-style-name="P7" draw:layer="layout" svg:width="22.033cm" svg:height="7.524cm" svg:x="1.357cm" svg:y="3.731cm">
          <draw:image xlink:href="Pictures/10000201000007750000028C56ED0A29BE88769A.png" xlink:type="simple" xlink:show="embed" xlink:actuate="onLoad">
            <text:p/>
          </draw:image>
        </draw:frame>
        <presentation:notes draw:style-name="dp2">
          <draw:page-thumbnail draw:name="Google Shape;72;g36be9104cd8_0_19:notes" draw:style-name="gr1" draw:layer="layout" svg:width="16.932cm" svg:height="9.524cm" svg:x="1.059cm" svg:y="1.905cm" draw:page-number="4" presentation:class="page"/>
          <draw:frame draw:name="Google Shape;73;g36be9104cd8_0_19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「NFT Collection」を選択" draw:style-name="dp1" draw:master-page-name="TITLE_5f_AND_5f_BODY" presentation:presentation-page-layout-name="AL1T1">
        <draw:frame draw:name="Google Shape;82;p17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「</text:span><text:span text:style-name="T1">NFT Collection</text:span><text:span text:style-name="T1">」を選択</text:span></text:p>
          </draw:text-box>
        </draw:frame>
        <draw:frame draw:name="Google Shape;83;p17" presentation:style-name="pr10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84;p17" draw:style-name="gr2" draw:text-style-name="P7" draw:layer="layout" svg:width="25.399cm" svg:height="10.404cm" svg:x="0.509cm" svg:y="3.595cm">
          <draw:image xlink:href="Pictures/10000201000006660000029FA7B2BB8A89CB08B5.png" xlink:type="simple" xlink:show="embed" xlink:actuate="onLoad">
            <text:p/>
          </draw:image>
        </draw:frame>
        <presentation:notes draw:style-name="dp2">
          <draw:page-thumbnail draw:name="Google Shape;79;g36be9104cd8_0_25:notes" draw:style-name="gr1" draw:layer="layout" svg:width="16.932cm" svg:height="9.524cm" svg:x="1.059cm" svg:y="1.905cm" draw:page-number="5" presentation:class="page"/>
          <draw:frame draw:name="Google Shape;80;g36be9104cd8_0_25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epoliaを選択してデプロイ" draw:style-name="dp1" draw:master-page-name="TITLE_5f_AND_5f_BODY" presentation:presentation-page-layout-name="AL1T1">
        <draw:frame draw:name="Google Shape;89;p18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Sepolia</text:span><text:span text:style-name="T1">を選択してデプロイ</text:span></text:p>
          </draw:text-box>
        </draw:frame>
        <draw:frame draw:name="Google Shape;90;p18" presentation:style-name="pr12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1;p18" draw:style-name="gr2" draw:text-style-name="P7" draw:layer="layout" svg:width="25.399cm" svg:height="7.381cm" svg:x="0cm" svg:y="3.453cm">
          <draw:image xlink:href="Pictures/1000020100000454000001423E330D0231469FB4.png" xlink:type="simple" xlink:show="embed" xlink:actuate="onLoad">
            <text:p/>
          </draw:image>
        </draw:frame>
        <presentation:notes draw:style-name="dp2">
          <draw:page-thumbnail draw:name="Google Shape;86;g36be9104cd8_0_31:notes" draw:style-name="gr1" draw:layer="layout" svg:width="16.932cm" svg:height="9.524cm" svg:x="1.059cm" svg:y="1.905cm" draw:page-number="6" presentation:class="page"/>
          <draw:frame draw:name="Google Shape;87;g36be9104cd8_0_31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チェックリストに従ってNFTをMint" draw:style-name="dp1" draw:master-page-name="TITLE_5f_AND_5f_BODY" presentation:presentation-page-layout-name="AL1T1">
        <draw:frame draw:name="Google Shape;96;p19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チェックリストに従って</text:span><text:span text:style-name="T1">NFT</text:span><text:span text:style-name="T1">を</text:span><text:span text:style-name="T1">Mint</text:span></text:p>
          </draw:text-box>
        </draw:frame>
        <draw:frame draw:name="Google Shape;97;p19" presentation:style-name="pr14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8;p19" draw:style-name="gr2" draw:text-style-name="P7" draw:layer="layout" svg:width="25.399cm" svg:height="7.913cm" svg:x="0cm" svg:y="3.187cm">
          <draw:image xlink:href="Pictures/1000020100000638000001F0E2015B4E091E8B1C.png" xlink:type="simple" xlink:show="embed" xlink:actuate="onLoad">
            <text:p/>
          </draw:image>
        </draw:frame>
        <presentation:notes draw:style-name="dp2">
          <draw:page-thumbnail draw:name="Google Shape;93;g36be9104cd8_0_37:notes" draw:style-name="gr1" draw:layer="layout" svg:width="16.932cm" svg:height="9.524cm" svg:x="1.059cm" svg:y="1.905cm" draw:page-number="7" presentation:class="page"/>
          <draw:frame draw:name="Google Shape;94;g36be9104cd8_0_37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画像入れておくのがおすすめ" draw:style-name="dp1" draw:master-page-name="TITLE_5f_AND_5f_BODY" presentation:presentation-page-layout-name="AL1T1">
        <draw:frame draw:name="Google Shape;103;p20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画像入れておくのがおすすめ</text:span></text:p>
          </draw:text-box>
        </draw:frame>
        <draw:frame draw:name="Google Shape;104;p20" presentation:style-name="pr16" draw:text-style-name="P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05;p20" draw:style-name="gr2" draw:text-style-name="P7" draw:layer="layout" svg:width="9.449cm" svg:height="11.085cm" svg:x="3.643cm" svg:y="3.35cm">
          <draw:image xlink:href="Pictures/10000201000002EF0000037169BDB555FA9620B5.png" xlink:type="simple" xlink:show="embed" xlink:actuate="onLoad">
            <text:p/>
          </draw:image>
        </draw:frame>
        <presentation:notes draw:style-name="dp2">
          <draw:page-thumbnail draw:name="Google Shape;100;g36be9104cd8_0_43:notes" draw:style-name="gr1" draw:layer="layout" svg:width="16.932cm" svg:height="9.524cm" svg:x="1.059cm" svg:y="1.905cm" draw:page-number="8" presentation:class="page"/>
          <draw:frame draw:name="Google Shape;101;g36be9104cd8_0_43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intしたNFTはOpenSeaのTestnetサイトでも表示される" draw:style-name="dp1" draw:master-page-name="TITLE_5f_AND_5f_BODY" presentation:presentation-page-layout-name="AL1T1">
        <draw:frame draw:name="Google Shape;110;p21" presentation:style-name="pr1" draw:text-style-name="P2" draw:layer="layout" svg:width="23.667cm" svg:height="1.59cm" svg:x="0.866cm" svg:y="1.236cm" presentation:class="title" presentation:user-transformed="true">
          <draw:text-box>
            <text:p text:style-name="P1"><text:span text:style-name="T1">Mint</text:span><text:span text:style-name="T1">した</text:span><text:span text:style-name="T1">NFT</text:span><text:span text:style-name="T1">は</text:span><text:span text:style-name="T1">OpenSea</text:span><text:span text:style-name="T1">の</text:span><text:span text:style-name="T1">Testnet</text:span><text:span text:style-name="T1">サイトでも表示される</text:span></text:p>
          </draw:text-box>
        </draw:frame>
        <draw:frame draw:name="Google Shape;111;p21" presentation:style-name="pr2" draw:text-style-name="P4" draw:layer="layout" svg:width="23.667cm" svg:height="9.489cm" svg:x="0.866cm" svg:y="3.201cm" presentation:class="outline" presentation:user-transformed="true">
          <draw:text-box>
            <text:p text:style-name="P8"><text:span text:style-name="T3"><text:a xlink:href="https://testnets.opensea.io/ja" xlink:type="simple">https://testnets.opensea.io/ja</text:a></text:span></text:p>
            <text:p text:style-name="P9"><text:span text:style-name="T2">送付、販売もできます</text:span></text:p>
          </draw:text-box>
        </draw:frame>
        <presentation:notes draw:style-name="dp2">
          <draw:page-thumbnail draw:name="Google Shape;107;g36be9104cd8_0_49:notes" draw:style-name="gr1" draw:layer="layout" svg:width="16.932cm" svg:height="9.524cm" svg:x="1.059cm" svg:y="1.905cm" draw:page-number="9" presentation:class="page"/>
          <draw:frame draw:name="Google Shape;108;g36be9104cd8_0_49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3"/>
    <meta:generator>LibreOfficeDev/6.0.5.2$Linux_X86_64 LibreOffice_project/</meta:generator>
  </office:meta>
</office:document-meta>
</file>